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6309" draw:textarea-horizontal-align="justify" draw:textarea-vertical-align="middle" draw:auto-grow-height="false"/>
    </style:style>
    <style:style style:name="gr4" style:family="graphic" style:parent-style-name="standard">
      <style:graphic-properties draw:fill="solid" draw:fill-color="#c90016" draw:textarea-horizontal-align="justify" draw:textarea-vertical-align="middle" draw:auto-grow-height="fals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standard">
      <style:graphic-properties draw:fill="solid" draw:fill-color="#ffb515"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0" style:family="graphic" style:parent-style-name="standard">
      <style:graphic-properties draw:fill="solid" draw:fill-color="#00ae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7.364cm"/>
    </style:style>
    <style:style style:name="gr12" style:family="graphic" style:parent-style-name="standard">
      <style:graphic-properties draw:stroke="dash" draw:stroke-dash="Ultrafine_20_Dashed" svg:stroke-color="#808080"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675cm"/>
    </style:style>
    <style:style style:name="gr14" style:family="graphic" style:parent-style-name="standard">
      <style:graphic-properties draw:fill="solid" draw:fill-color="#ff00ff" draw:textarea-horizontal-align="justify" draw:textarea-vertical-align="middle" draw:auto-grow-height="false"/>
    </style:style>
    <style:style style:name="P1" style:family="paragraph">
      <style:paragraph-properties fo:text-align="center"/>
    </style:style>
    <style:style style:name="P2" style:family="paragraph">
      <style:text-properties fo:color="#ffffff" fo:font-size="14pt" style:font-size-asian="14pt" style:font-size-complex="14pt"/>
    </style:style>
    <style:style style:name="P3" style:family="paragraph">
      <style:paragraph-properties fo:text-align="center"/>
      <style:text-properties fo:color="#ffffff" fo:font-size="18pt" fo:font-weight="bold" style:font-size-asian="18pt" style:font-weight-asian="bold" style:font-size-complex="18pt" style:font-weight-complex="bold"/>
    </style:style>
    <style:style style:name="P4" style:family="paragraph">
      <style:paragraph-properties fo:text-align="start"/>
    </style:style>
    <style:style style:name="P5" style:family="paragraph">
      <style:paragraph-properties fo:text-align="start"/>
      <style:text-properties fo:font-size="14pt" style:font-size-asian="14pt" style:font-size-complex="14pt"/>
    </style:style>
    <style:style style:name="P6" style:family="paragraph">
      <style:text-properties fo:font-size="15pt" style:font-size-asian="15pt" style:font-size-complex="15pt"/>
    </style:style>
    <style:style style:name="P7" style:family="paragraph">
      <style:text-properties fo:color="#00ff00"/>
    </style:style>
    <style:style style:name="T1" style:family="text">
      <style:text-properties fo:color="#ffffff" fo:font-size="14pt" style:font-size-asian="14pt" style:font-size-complex="14pt"/>
    </style:style>
    <style:style style:name="T2" style:family="text">
      <style:text-properties fo:color="#ffffff" fo:font-size="18pt" fo:font-weight="bold" style:font-size-asian="18pt" style:font-weight-asian="bold" style:font-size-complex="18pt" style:font-weight-complex="bold"/>
    </style:style>
    <style:style style:name="T3" style:family="text">
      <style:text-properties fo:font-size="14pt" style:font-size-asian="14pt" style:font-size-complex="14pt"/>
    </style:style>
    <style:style style:name="T4" style:family="text">
      <style:text-properties fo:font-size="15pt" style:font-size-asian="15pt" style:font-size-complex="15pt"/>
    </style:style>
    <style:style style:name="T5" style:family="text">
      <style:text-properties fo:color="#00ff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55cm" svg:height="7.62cm" svg:x="9.891cm" svg:y="2.27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8.255cm" svg:height="7.62cm" svg:x="1.001cm" svg:y="2.27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5.875cm" svg:height="8.89cm" svg:x="2.271cm" svg:y="12.4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id="id1" draw:layer="layout" svg:width="3.81cm" svg:height="2.54cm" svg:x="4.176cm" svg:y="3.542cm">
          <text:p/>
          <draw:enhanced-geometry svg:viewBox="0 0 21600 21600" draw:type="rectangle" draw:enhanced-path="M 0 0 L 21600 0 21600 21600 0 21600 0 0 Z N"/>
        </draw:custom-shape>
        <draw:custom-shape draw:style-name="gr3" draw:text-style-name="P1" draw:id="id3" draw:layer="layout" svg:width="8.255cm" svg:height="3.81cm" svg:x="8.621cm" svg:y="14.336cm">
          <text:p/>
          <draw:enhanced-geometry svg:viewBox="0 0 21600 21600" draw:type="rectangle" draw:enhanced-path="M 0 0 L 21600 0 21600 21600 0 21600 0 0 Z N"/>
        </draw:custom-shape>
        <draw:custom-shape draw:style-name="gr4" draw:text-style-name="P1" draw:id="id4" draw:layer="layout" svg:width="1.27cm" svg:height="4.48cm" svg:x="4.176cm" svg:y="14.736cm">
          <text:p/>
          <draw:enhanced-geometry svg:viewBox="0 0 21600 21600" draw:mirror-horizontal="false" draw:mirror-vertical="false" draw:type="rectangle" draw:enhanced-path="M 0 0 L 21600 0 21600 21600 0 21600 0 0 Z N"/>
        </draw:custom-shape>
        <draw:connector draw:style-name="gr5" draw:text-style-name="P1" draw:layer="layout" draw:line-skew="0.502cm" svg:x1="6.081cm" svg:y1="3.542cm" svg:x2="2.906cm" svg:y2="3.542cm" draw:start-shape="id1" draw:start-glue-point="0" draw:end-shape="id2" svg:d="m6081 3542v0h-3175v0">
          <text:p/>
        </draw:connector>
        <draw:connector draw:style-name="gr5" draw:text-style-name="P1" draw:layer="layout" draw:line-skew="-0.301cm" svg:x1="12.748cm" svg:y1="18.146cm" svg:x2="4.811cm" svg:y2="19.216cm" draw:start-shape="id3" draw:start-glue-point="2" draw:end-shape="id4" svg:d="m12748 18146v1270h-7937v-200">
          <text:p/>
        </draw:connector>
        <draw:custom-shape draw:style-name="gr6" draw:text-style-name="P1" draw:id="id5" draw:layer="layout" svg:width="3.175cm" svg:height="2.576cm" svg:x="9.256cm" svg:y="14.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draw:line-skew="-0.635cm" svg:x1="6.081cm" svg:y1="6.082cm" svg:x2="10.843cm" svg:y2="14.971cm" draw:start-shape="id1" draw:start-glue-point="2" draw:end-shape="id5" draw:end-glue-point="0" svg:d="m6081 6082c0 5715 4762 1271 4762 8889">
          <text:p/>
        </draw:connector>
        <draw:connector draw:style-name="gr7" draw:text-style-name="P1" draw:layer="layout" draw:type="curve" draw:line-skew="-1.338cm" svg:x1="14.971cm" svg:y1="6.217cm" svg:x2="10.843cm" svg:y2="14.971cm" draw:start-shape="id6" draw:start-glue-point="2" draw:end-shape="id5" draw:end-glue-point="0" svg:d="m14971 6217c0 4558-4128 182-4128 8754">
          <text:p/>
        </draw:connector>
        <draw:connector draw:style-name="gr7" draw:text-style-name="P1" draw:layer="layout" draw:type="curve" draw:line-skew="0.954cm" svg:x1="9.256cm" svg:y1="16.259cm" svg:x2="5.446cm" svg:y2="16.976cm" draw:start-shape="id5" draw:end-shape="id4" draw:end-glue-point="1" svg:d="m9256 16259c-1426 0 478 717-3810 717">
          <text:p/>
        </draw:connector>
        <draw:connector draw:style-name="gr7" draw:text-style-name="P1" draw:layer="layout" draw:type="curve" draw:line-skew="-0.951cm" svg:x1="5.446cm" svg:y1="16.976cm" svg:x2="9.256cm" svg:y2="16.259cm" draw:start-shape="id4" draw:start-glue-point="1" draw:end-shape="id5" svg:d="m5446 16976c1431 0-474-717 3810-717">
          <text:p/>
        </draw:connector>
        <draw:frame draw:style-name="gr8" draw:layer="layout" svg:width="12.3cm" svg:height="0.962cm" svg:x="1.002cm" svg:y="1.002cm">
          <draw:text-box>
            <text:p>OSGi – Separate ClassLoader per Bundle</text:p>
          </draw:text-box>
        </draw:frame>
        <draw:frame draw:style-name="gr9" draw:layer="layout" svg:width="3.673cm" svg:height="0.962cm" svg:x="4.313cm" svg:y="4.848cm">
          <draw:text-box>
            <text:p>SpeechAPI</text:p>
          </draw:text-box>
        </draw:frame>
        <draw:frame draw:style-name="gr8" draw:text-style-name="P1" draw:layer="layout" svg:width="3.343cm" svg:height="1.673cm" svg:x="13.065cm" svg:y="15.202cm">
          <draw:text-box>
            <text:p text:style-name="P1">Avro-Qpid</text:p>
            <text:p text:style-name="P1">Bridge</text:p>
          </draw:text-box>
        </draw:frame>
        <draw:frame draw:style-name="gr8" draw:text-style-name="P1" draw:layer="layout" svg:width="2.72cm" svg:height="1.673cm" svg:x="9.256cm" svg:y="15.239cm">
          <draw:text-box>
            <text:p text:style-name="P1">Generic</text:p>
            <text:p text:style-name="P1">Loader</text:p>
          </draw:text-box>
        </draw:frame>
        <draw:custom-shape draw:style-name="gr10" draw:text-style-name="P1" draw:layer="layout" svg:width="2.54cm" svg:height="0.635cm" svg:x="5.446cm" svg:y="3.507cm">
          <text:p/>
          <draw:enhanced-geometry svg:viewBox="0 0 21600 21600" draw:type="rectangle" draw:enhanced-path="M 0 0 L 21600 0 21600 21600 0 21600 0 0 Z N"/>
        </draw:custom-shape>
        <draw:frame draw:style-name="gr8" draw:text-style-name="P2" draw:layer="layout" svg:width="2.449cm" svg:height="0.806cm" svg:x="5.488cm" svg:y="3.407cm">
          <draw:text-box>
            <text:p><text:span text:style-name="T1">AvroGen</text:span></text:p>
          </draw:text-box>
        </draw:frame>
        <draw:frame draw:style-name="gr11" draw:text-style-name="P3" draw:layer="layout" svg:width="5.279cm" svg:height="0.962cm" draw:transform="rotate (-1.57079632679579) translate (5.138cm 14.772cm)">
          <draw:text-box>
            <text:p text:style-name="P1"><text:span text:style-name="T2">ClassLoader</text:span></text:p>
          </draw:text-box>
        </draw:frame>
        <draw:frame draw:style-name="gr8" draw:text-style-name="P5" draw:layer="layout" svg:width="2.936cm" svg:height="1.361cm" svg:x="5.685cm" svg:y="14.971cm">
          <draw:text-box>
            <text:p text:style-name="P4"><text:span text:style-name="T3">Does class</text:span></text:p>
            <text:p text:style-name="P4"><text:span text:style-name="T3">exist?</text:span></text:p>
          </draw:text-box>
        </draw:frame>
        <draw:custom-shape draw:style-name="gr4" draw:text-style-name="P1" draw:id="id2" draw:layer="layout" svg:width="1.27cm" svg:height="4.481cm" svg:x="2.271cm" svg:y="3.542cm">
          <text:p/>
          <draw:enhanced-geometry svg:viewBox="0 0 21600 21600" draw:type="rectangle" draw:enhanced-path="M 0 0 L 21600 0 21600 21600 0 21600 0 0 Z N"/>
        </draw:custom-shape>
        <draw:frame draw:style-name="gr11" draw:text-style-name="P3" draw:layer="layout" svg:width="4.754cm" svg:height="0.962cm" draw:transform="rotate (-1.57079632679579) translate (3.233cm 3.578cm)">
          <draw:text-box>
            <text:p text:style-name="P1"><text:span text:style-name="T2">ClassLoader</text:span></text:p>
          </draw:text-box>
        </draw:frame>
        <draw:custom-shape draw:style-name="gr2" draw:text-style-name="P1" draw:id="id6" draw:layer="layout" svg:width="3.81cm" svg:height="2.54cm" svg:x="13.066cm" svg:y="3.677cm">
          <text:p/>
          <draw:enhanced-geometry svg:viewBox="0 0 21600 21600" draw:type="rectangle" draw:enhanced-path="M 0 0 L 21600 0 21600 21600 0 21600 0 0 Z N"/>
        </draw:custom-shape>
        <draw:connector draw:style-name="gr5" draw:text-style-name="P1" draw:layer="layout" draw:line-skew="0.502cm" svg:x1="14.971cm" svg:y1="3.677cm" svg:x2="11.796cm" svg:y2="3.677cm" draw:start-shape="id6" draw:start-glue-point="0" draw:end-shape="id7" svg:d="m14971 3677v0h-3175v0">
          <text:p/>
        </draw:connector>
        <draw:frame draw:style-name="gr9" draw:layer="layout" svg:width="3.237cm" svg:height="0.962cm" svg:x="13.203cm" svg:y="4.983cm">
          <draw:text-box>
            <text:p>VisionAPI</text:p>
          </draw:text-box>
        </draw:frame>
        <draw:custom-shape draw:style-name="gr10" draw:text-style-name="P1" draw:layer="layout" svg:width="2.54cm" svg:height="0.635cm" svg:x="14.336cm" svg:y="3.642cm">
          <text:p/>
          <draw:enhanced-geometry svg:viewBox="0 0 21600 21600" draw:type="rectangle" draw:enhanced-path="M 0 0 L 21600 0 21600 21600 0 21600 0 0 Z N"/>
        </draw:custom-shape>
        <draw:frame draw:style-name="gr8" draw:text-style-name="P2" draw:layer="layout" svg:width="2.449cm" svg:height="0.806cm" svg:x="14.378cm" svg:y="3.542cm">
          <draw:text-box>
            <text:p><text:span text:style-name="T1">AvroGen</text:span></text:p>
          </draw:text-box>
        </draw:frame>
        <draw:custom-shape draw:style-name="gr4" draw:text-style-name="P1" draw:id="id7" draw:layer="layout" svg:width="1.27cm" svg:height="4.481cm" svg:x="11.161cm" svg:y="3.677cm">
          <text:p/>
          <draw:enhanced-geometry svg:viewBox="0 0 21600 21600" draw:type="rectangle" draw:enhanced-path="M 0 0 L 21600 0 21600 21600 0 21600 0 0 Z N"/>
        </draw:custom-shape>
        <draw:frame draw:style-name="gr11" draw:text-style-name="P3" draw:layer="layout" svg:width="4.754cm" svg:height="0.962cm" draw:transform="rotate (-1.57079632679579) translate (12.123cm 3.713cm)">
          <draw:text-box>
            <text:p text:style-name="P1"><text:span text:style-name="T2">ClassLoader</text:span></text:p>
          </draw:text-box>
        </draw:frame>
        <draw:connector draw:style-name="gr12" draw:text-style-name="P1" draw:layer="layout" draw:type="curve" draw:line-skew="-0.518cm" svg:x1="4.811cm" svg:y1="14.736cm" svg:x2="11.796cm" svg:y2="8.158cm" draw:start-shape="id4" draw:start-glue-point="0" draw:end-shape="id7" draw:end-glue-point="2" svg:d="m4811 14736c0-5710 6985-2422 6985-6578">
          <text:p/>
        </draw:connector>
        <draw:connector draw:style-name="gr12" draw:text-style-name="P1" draw:layer="layout" draw:type="curve" draw:line-skew="0.389cm" svg:x1="4.811cm" svg:y1="14.736cm" svg:x2="2.906cm" svg:y2="8.023cm" draw:start-shape="id4" draw:end-shape="id2" draw:end-glue-point="2" svg:d="m4811 14736c0-4452-1905-1096-1905-6713">
          <text:p/>
        </draw:connector>
        <draw:frame draw:style-name="gr13" draw:text-style-name="P6" draw:layer="layout" svg:width="3.175cm" svg:height="1.427cm" svg:x="1.636cm" svg:y="11.639cm">
          <draw:text-box>
            <text:p><text:span text:style-name="T4">Bundle</text:span></text:p>
            <text:p><text:span text:style-name="T4">Exports</text:span></text:p>
          </draw:text-box>
        </draw:frame>
        <draw:frame draw:style-name="gr8" draw:text-style-name="P1" draw:layer="layout" svg:width="3.343cm" svg:height="1.673cm" svg:x="11.628cm" svg:y="10.123cm">
          <draw:text-box>
            <text:p text:style-name="P1">Load Avro</text:p>
            <text:p text:style-name="P1">Type</text:p>
          </draw:text-box>
        </draw:frame>
        <draw:custom-shape draw:style-name="gr14" draw:text-style-name="P1" draw:layer="layout" svg:width="2.168cm" svg:height="2.316cm" svg:x="6.173cm" svg:y="16.57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7" draw:layer="layout" svg:width="1.488cm" svg:height="0.962cm" svg:x="6.498cm" svg:y="17.184cm">
          <draw:text-box>
            <text:p><text:span text:style-name="T5">N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tt </meta:initial-creator>
    <meta:creation-date>2011-07-29T04:08:16</meta:creation-date>
    <dc:date>2011-07-29T15:43:21</dc:date>
    <dc:creator>Matt </dc:creator>
    <meta:editing-duration>PT02H22M23S</meta:editing-duration>
    <meta:editing-cycles>8</meta:editing-cycles>
    <meta:generator>OpenOffice.org/3.2$Linux OpenOffice.org_project/320m19$Build-9505</meta:generator>
    <meta:document-statistic meta:object-count="36"/>
  </office:meta>
</office:document-meta>
</file>